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77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009cm"/>
    </style:style>
    <style:style style:name="co4" style:family="table-column">
      <style:table-column-properties fo:break-before="auto" style:column-width="4.302cm"/>
    </style:style>
    <style:style style:name="co5" style:family="table-column">
      <style:table-column-properties fo:break-before="auto" style:column-width="4.874cm"/>
    </style:style>
    <style:style style:name="co6" style:family="table-column">
      <style:table-column-properties fo:break-before="auto" style:column-width="5.609cm"/>
    </style:style>
    <style:style style:name="co7" style:family="table-column">
      <style:table-column-properties fo:break-before="auto" style:column-width="5.6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10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Mcclure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instância</text:p>
          </table:table-cell>
          <table:table-cell office:value-type="string" calcext:value-type="string">
            <text:p>ils1</text:p>
          </table:table-cell>
          <table:table-cell office:value-type="string" calcext:value-type="string">
            <text:p>ils2</text:p>
          </table:table-cell>
          <table:table-cell office:value-type="string" calcext:value-type="string">
            <text:p>ils3</text:p>
          </table:table-cell>
          <table:table-cell office:value-type="string" calcext:value-type="string">
            <text:p>ils4</text:p>
          </table:table-cell>
        </table:table-row>
        <table:table-row table:style-name="ro1">
          <table:table-cell office:value-type="string" calcext:value-type="string">
            <text:p>McClure-582-20-10-141.csp</text:p>
          </table:table-cell>
          <table:table-cell table:style-name="ce1" office:value-type="float" office:value="101" calcext:value-type="float">
            <text:p>101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cClure-582-20-12-141.csp</text:p>
          </table:table-cell>
          <table:table-cell office:value-type="float" office:value="101" calcext:value-type="float">
            <text:p>101</text:p>
          </table:table-cell>
          <table:table-cell office:value-type="float" office:value="100.3333333" calcext:value-type="float">
            <text:p>100,3333333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cClure-582-20-6-141.csp</text:p>
          </table:table-cell>
          <table:table-cell table:number-columns-repeated="2" office:value-type="float" office:value="91" calcext:value-type="float">
            <text:p>91</text:p>
          </table:table-cell>
          <table:table-cell table:number-columns-repeated="2" office:value-type="float" office:value="90.3333333" calcext:value-type="float">
            <text:p>90,3333333</text:p>
          </table:table-cell>
        </table:table-row>
        <table:table-row table:style-name="ro1">
          <table:table-cell office:value-type="string" calcext:value-type="string">
            <text:p>McClure-586-20-10-98.csp</text:p>
          </table:table-cell>
          <table:table-cell office:value-type="float" office:value="79" calcext:value-type="float">
            <text:p>79</text:p>
          </table:table-cell>
          <table:table-cell office:value-type="float" office:value="77.6666667" calcext:value-type="float">
            <text:p>77,6666667</text:p>
          </table:table-cell>
          <table:table-cell office:value-type="float" office:value="78.3333333" calcext:value-type="float">
            <text:p>78,333333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McClure-586-20-12-98.csp</text:p>
          </table:table-cell>
          <table:table-cell office:value-type="float" office:value="80.6666667" calcext:value-type="float">
            <text:p>80,6666667</text:p>
          </table:table-cell>
          <table:table-cell office:value-type="float" office:value="79.6666667" calcext:value-type="float">
            <text:p>79,6666667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McClure-586-20-6-100.csp</text:p>
          </table:table-cell>
          <table:table-cell office:value-type="float" office:value="73.6666667" calcext:value-type="float">
            <text:p>73,6666667</text:p>
          </table:table-cell>
          <table:table-cell table:number-columns-repeated="3" office:value-type="float" office:value="73" calcext:value-type="float">
            <text:p>73</text:p>
          </table:table-cell>
        </table:table-row>
      </table:table>
      <table:table table:name="Hufsky" table:style-name="ta1">
        <table:table-column table:style-name="co3" table:default-cell-style-name="ce2"/>
        <table:table-column table:style-name="co2" table:number-columns-repeated="4" table:default-cell-style-name="ce2"/>
        <table:table-row table:style-name="ro1">
          <table:table-cell office:value-type="string" calcext:value-type="string">
            <text:p>instância</text:p>
          </table:table-cell>
          <table:table-cell office:value-type="string" calcext:value-type="string">
            <text:p>ils1</text:p>
          </table:table-cell>
          <table:table-cell office:value-type="string" calcext:value-type="string">
            <text:p>ils2</text:p>
          </table:table-cell>
          <table:table-cell office:value-type="string" calcext:value-type="string">
            <text:p>ils3</text:p>
          </table:table-cell>
          <table:table-cell office:value-type="string" calcext:value-type="string">
            <text:p>ils4</text:p>
          </table:table-cell>
        </table:table-row>
        <table:table-row table:style-name="ro1">
          <table:table-cell office:value-type="string" calcext:value-type="string">
            <text:p>Hufsky-30-250-0.csp</text:p>
          </table:table-cell>
          <table:table-cell table:number-columns-repeated="4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Hufsky-50-250-12.csp</text:p>
          </table:table-cell>
          <table:table-cell table:number-columns-repeated="4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ufsky-40-250-25.csp</text:p>
          </table:table-cell>
          <table:table-cell table:number-columns-repeated="4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ufsky-40-300-1.csp</text:p>
          </table:table-cell>
          <table:table-cell table:number-columns-repeated="4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Hufsky-30-300-16.csp</text:p>
          </table:table-cell>
          <table:table-cell table:number-columns-repeated="4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ufsky-30-300-35.csp</text:p>
          </table:table-cell>
          <table:table-cell table:number-columns-repeated="4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ufsky-30-350-28.csp</text:p>
          </table:table-cell>
          <table:table-cell table:number-columns-repeated="4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ufsky-40-350-4.csp</text:p>
          </table:table-cell>
          <table:table-cell table:number-columns-repeated="4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ufsky-50-350-33.csp</text:p>
          </table:table-cell>
          <table:table-cell table:number-columns-repeated="4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ufsky-50-400-2.csp</text:p>
          </table:table-cell>
          <table:table-cell table:number-columns-repeated="4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ufsky-30-400-24.csp</text:p>
          </table:table-cell>
          <table:table-cell table:number-columns-repeated="4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ufsky-20-400-19.csp</text:p>
          </table:table-cell>
          <table:table-cell table:number-columns-repeated="4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Hufsky-40-450-7.csp</text:p>
          </table:table-cell>
          <table:table-cell table:number-columns-repeated="4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Hufsky-20-450-3.csp</text:p>
          </table:table-cell>
          <table:table-cell table:number-columns-repeated="4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Hufsky-30-450-4.csp</text:p>
          </table:table-cell>
          <table:table-cell table:number-columns-repeated="4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Hufsky-30-500-25.csp</text:p>
          </table:table-cell>
          <table:table-cell table:number-columns-repeated="4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Hufsky-50-500-12.csp</text:p>
          </table:table-cell>
          <table:table-cell table:number-columns-repeated="4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Hufsky-40-500-20.csp</text:p>
          </table:table-cell>
          <table:table-cell table:number-columns-repeated="4" office:value-type="float" office:value="54" calcext:value-type="float">
            <text:p>54</text:p>
          </table:table-cell>
        </table:table-row>
      </table:table>
      <table:table table:name="Chimani" table:style-name="ta1">
        <table:table-column table:style-name="co4" table:default-cell-style-name="ce2"/>
        <table:table-column table:style-name="co2" table:number-columns-repeated="4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instância</text:p>
          </table:table-cell>
          <table:table-cell office:value-type="string" calcext:value-type="string">
            <text:p>ils1</text:p>
          </table:table-cell>
          <table:table-cell office:value-type="string" calcext:value-type="string">
            <text:p>ils2</text:p>
          </table:table-cell>
          <table:table-cell office:value-type="string" calcext:value-type="string">
            <text:p>ils3</text:p>
          </table:table-cell>
          <table:table-cell office:value-type="string" calcext:value-type="string">
            <text:p>ils4</text:p>
          </table:table-cell>
          <table:table-cell table:style-name="ce2"/>
        </table:table-row>
        <table:table-row table:style-name="ro1">
          <table:table-cell office:value-type="string" calcext:value-type="string">
            <text:p>20-50-250-3-5.csp</text:p>
          </table:table-cell>
          <table:table-cell table:number-columns-repeated="2" office:value-type="float" office:value="83" calcext:value-type="float">
            <text:p>83</text:p>
          </table:table-cell>
          <table:table-cell table:style-name="ce6" office:value-type="float" office:value="83" calcext:value-type="float">
            <text:p>83,000</text:p>
          </table:table-cell>
          <table:table-cell office:value-type="float" office:value="83" calcext:value-type="float">
            <text:p>83</text:p>
          </table:table-cell>
          <table:table-cell table:style-name="ce2"/>
        </table:table-row>
        <table:table-row table:style-name="ro1">
          <table:table-cell office:value-type="string" calcext:value-type="string">
            <text:p>2-50-250-5-7.csp</text:p>
          </table:table-cell>
          <table:table-cell table:number-columns-repeated="2" office:value-type="float" office:value="50" calcext:value-type="float">
            <text:p>50</text:p>
          </table:table-cell>
          <table:table-cell table:style-name="ce6" office:value-type="float" office:value="50" calcext:value-type="float">
            <text:p>50,000</text:p>
          </table:table-cell>
          <table:table-cell office:value-type="float" office:value="50" calcext:value-type="float">
            <text:p>50</text:p>
          </table:table-cell>
          <table:table-cell table:style-name="ce2"/>
        </table:table-row>
        <table:table-row table:style-name="ro1">
          <table:table-cell office:value-type="string" calcext:value-type="string">
            <text:p>2-30-250-2-5.csp</text:p>
          </table:table-cell>
          <table:table-cell office:value-type="float" office:value="114.6666667" calcext:value-type="float">
            <text:p>114,6666667</text:p>
          </table:table-cell>
          <table:table-cell office:value-type="float" office:value="114.3333333" calcext:value-type="float">
            <text:p>114,3333333</text:p>
          </table:table-cell>
          <table:table-cell table:style-name="ce6" office:value-type="float" office:value="113.3333333" calcext:value-type="float">
            <text:p>113,333</text:p>
          </table:table-cell>
          <table:table-cell office:value-type="float" office:value="114" calcext:value-type="float">
            <text:p>114</text:p>
          </table:table-cell>
          <table:table-cell table:style-name="ce2"/>
        </table:table-row>
        <table:table-row table:style-name="ro1">
          <table:table-cell office:value-type="string" calcext:value-type="string">
            <text:p>2-50-500-5-8.csp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6" office:value-type="float" office:value="100" calcext:value-type="float">
            <text:p>100,000</text:p>
          </table:table-cell>
          <table:table-cell office:value-type="float" office:value="100" calcext:value-type="float">
            <text:p>100</text:p>
          </table:table-cell>
          <table:table-cell table:style-name="ce2"/>
        </table:table-row>
        <table:table-row table:style-name="ro1">
          <table:table-cell office:value-type="string" calcext:value-type="string">
            <text:p>2-10-500-3-5.csp</text:p>
          </table:table-cell>
          <table:table-cell office:value-type="float" office:value="166.3333333" calcext:value-type="float">
            <text:p>166,3333333</text:p>
          </table:table-cell>
          <table:table-cell office:value-type="float" office:value="162" calcext:value-type="float">
            <text:p>162</text:p>
          </table:table-cell>
          <table:table-cell table:style-name="ce6" office:value-type="float" office:value="163.6666667" calcext:value-type="float">
            <text:p>163,667</text:p>
          </table:table-cell>
          <table:table-cell office:value-type="float" office:value="163.3333333" calcext:value-type="float">
            <text:p>163,3333333</text:p>
          </table:table-cell>
          <table:table-cell table:style-name="ce2"/>
        </table:table-row>
        <table:table-row table:style-name="ro1">
          <table:table-cell office:value-type="string" calcext:value-type="string">
            <text:p>4-20-500-1-5.csp</text:p>
          </table:table-cell>
          <table:table-cell office:value-type="float" office:value="330.3333333" calcext:value-type="float">
            <text:p>330,3333333</text:p>
          </table:table-cell>
          <table:table-cell office:value-type="float" office:value="328" calcext:value-type="float">
            <text:p>328</text:p>
          </table:table-cell>
          <table:table-cell table:style-name="ce6" office:value-type="float" office:value="329" calcext:value-type="float">
            <text:p>329,000</text:p>
          </table:table-cell>
          <table:table-cell office:value-type="float" office:value="329" calcext:value-type="float">
            <text:p>329</text:p>
          </table:table-cell>
          <table:table-cell table:style-name="ce2"/>
        </table:table-row>
        <table:table-row table:style-name="ro1">
          <table:table-cell office:value-type="string" calcext:value-type="string">
            <text:p>2-30-750-4-5.csp</text:p>
          </table:table-cell>
          <table:table-cell office:value-type="float" office:value="198.6666667" calcext:value-type="float">
            <text:p>198,6666667</text:p>
          </table:table-cell>
          <table:table-cell office:value-type="float" office:value="188.6666667" calcext:value-type="float">
            <text:p>188,6666667</text:p>
          </table:table-cell>
          <table:table-cell table:style-name="ce6" office:value-type="float" office:value="193.6666667" calcext:value-type="float">
            <text:p>193,667</text:p>
          </table:table-cell>
          <table:table-cell office:value-type="float" office:value="194.6666667" calcext:value-type="float">
            <text:p>194,6666667</text:p>
          </table:table-cell>
          <table:table-cell table:style-name="ce2"/>
        </table:table-row>
        <table:table-row table:style-name="ro1">
          <table:table-cell office:value-type="string" calcext:value-type="string">
            <text:p>4-10-750-2-8.csp</text:p>
          </table:table-cell>
          <table:table-cell office:value-type="float" office:value="369.3333333" calcext:value-type="float">
            <text:p>369,3333333</text:p>
          </table:table-cell>
          <table:table-cell office:value-type="float" office:value="366" calcext:value-type="float">
            <text:p>366</text:p>
          </table:table-cell>
          <table:table-cell table:style-name="ce6" office:value-type="float" office:value="366.6666667" calcext:value-type="float">
            <text:p>366,667</text:p>
          </table:table-cell>
          <table:table-cell office:value-type="float" office:value="366" calcext:value-type="float">
            <text:p>366</text:p>
          </table:table-cell>
          <table:table-cell table:style-name="ce2"/>
        </table:table-row>
        <table:table-row table:style-name="ro1">
          <table:table-cell office:value-type="string" calcext:value-type="string">
            <text:p>20-30-750-3-0.csp</text:p>
          </table:table-cell>
          <table:table-cell table:number-columns-repeated="2" office:value-type="float" office:value="250" calcext:value-type="float">
            <text:p>250</text:p>
          </table:table-cell>
          <table:table-cell table:style-name="ce6" office:value-type="float" office:value="250" calcext:value-type="float">
            <text:p>250,000</text:p>
          </table:table-cell>
          <table:table-cell office:value-type="float" office:value="250" calcext:value-type="float">
            <text:p>250</text:p>
          </table:table-cell>
          <table:table-cell table:style-name="ce2"/>
        </table:table-row>
        <table:table-row table:style-name="ro1">
          <table:table-cell office:value-type="string" calcext:value-type="string">
            <text:p>20-50-1000-4-9.csp</text:p>
          </table:table-cell>
          <table:table-cell table:number-columns-repeated="2" office:value-type="float" office:value="250" calcext:value-type="float">
            <text:p>250</text:p>
          </table:table-cell>
          <table:table-cell table:style-name="ce6" office:value-type="float" office:value="250" calcext:value-type="float">
            <text:p>250,000</text:p>
          </table:table-cell>
          <table:table-cell office:value-type="float" office:value="250" calcext:value-type="float">
            <text:p>250</text:p>
          </table:table-cell>
          <table:table-cell table:style-name="ce2"/>
        </table:table-row>
        <table:table-row table:style-name="ro1">
          <table:table-cell office:value-type="string" calcext:value-type="string">
            <text:p>4-50-1000-4-4.csp</text:p>
          </table:table-cell>
          <table:table-cell table:number-columns-repeated="2" office:value-type="float" office:value="250" calcext:value-type="float">
            <text:p>250</text:p>
          </table:table-cell>
          <table:table-cell table:style-name="ce6" office:value-type="float" office:value="250" calcext:value-type="float">
            <text:p>250,000</text:p>
          </table:table-cell>
          <table:table-cell office:value-type="float" office:value="250" calcext:value-type="float">
            <text:p>250</text:p>
          </table:table-cell>
          <table:table-cell table:style-name="ce2"/>
        </table:table-row>
        <table:table-row table:style-name="ro1">
          <table:table-cell office:value-type="string" calcext:value-type="string">
            <text:p>4-20-1000-2-4.csp</text:p>
          </table:table-cell>
          <table:table-cell office:value-type="float" office:value="513.3333333" calcext:value-type="float">
            <text:p>513,3333333</text:p>
          </table:table-cell>
          <table:table-cell office:value-type="float" office:value="507.6666667" calcext:value-type="float">
            <text:p>507,6666667</text:p>
          </table:table-cell>
          <table:table-cell table:style-name="ce6" office:value-type="float" office:value="508.6666667" calcext:value-type="float">
            <text:p>508,667</text:p>
          </table:table-cell>
          <table:table-cell office:value-type="float" office:value="508" calcext:value-type="float">
            <text:p>508</text:p>
          </table:table-cell>
          <table:table-cell table:style-name="ce2"/>
        </table:table-row>
        <table:table-row table:style-name="ro1">
          <table:table-cell office:value-type="string" calcext:value-type="string">
            <text:p>4-40-2000-2-2.csp</text:p>
          </table:table-cell>
          <table:table-cell office:value-type="float" office:value="1037.3333333" calcext:value-type="float">
            <text:p>1037,3333333</text:p>
          </table:table-cell>
          <table:table-cell office:value-type="float" office:value="1006.3333333" calcext:value-type="float">
            <text:p>1006,3333333</text:p>
          </table:table-cell>
          <table:table-cell table:style-name="ce6" office:value-type="float" office:value="1025" calcext:value-type="float">
            <text:p>1025,000</text:p>
          </table:table-cell>
          <table:table-cell office:value-type="float" office:value="1025.6666667" calcext:value-type="float">
            <text:p>1025,6666667</text:p>
          </table:table-cell>
          <table:table-cell table:style-name="ce2"/>
        </table:table-row>
        <table:table-row table:style-name="ro1">
          <table:table-cell office:value-type="string" calcext:value-type="string">
            <text:p>4-40-2000-5-0.csp</text:p>
          </table:table-cell>
          <table:table-cell table:number-columns-repeated="2" office:value-type="float" office:value="400" calcext:value-type="float">
            <text:p>400</text:p>
          </table:table-cell>
          <table:table-cell table:style-name="ce6" office:value-type="float" office:value="400" calcext:value-type="float">
            <text:p>400,000</text:p>
          </table:table-cell>
          <table:table-cell office:value-type="float" office:value="400" calcext:value-type="float">
            <text:p>400</text:p>
          </table:table-cell>
          <table:table-cell table:style-name="ce2"/>
        </table:table-row>
        <table:table-row table:style-name="ro1">
          <table:table-cell office:value-type="string" calcext:value-type="string">
            <text:p>4-40-2000-5-1.csp</text:p>
          </table:table-cell>
          <table:table-cell table:number-columns-repeated="2" office:value-type="float" office:value="400" calcext:value-type="float">
            <text:p>400</text:p>
          </table:table-cell>
          <table:table-cell table:style-name="ce6" office:value-type="float" office:value="400" calcext:value-type="float">
            <text:p>400,000</text:p>
          </table:table-cell>
          <table:table-cell office:value-type="float" office:value="400" calcext:value-type="float">
            <text:p>400</text:p>
          </table:table-cell>
          <table:table-cell table:style-name="ce2"/>
        </table:table-row>
        <table:table-row table:style-name="ro1">
          <table:table-cell office:value-type="string" calcext:value-type="string">
            <text:p>2-50-5000-4-5.csp</text:p>
          </table:table-cell>
          <table:table-cell office:value-type="float" office:value="1358.6666667" calcext:value-type="float">
            <text:p>1358,6666667</text:p>
          </table:table-cell>
          <table:table-cell office:value-type="float" office:value="1251.3333333" calcext:value-type="float">
            <text:p>1251,3333333</text:p>
          </table:table-cell>
          <table:table-cell table:style-name="ce6" office:value-type="float" office:value="1317.3333333" calcext:value-type="float">
            <text:p>1317,333</text:p>
          </table:table-cell>
          <table:table-cell office:value-type="float" office:value="1316.3333333" calcext:value-type="float">
            <text:p>1316,3333333</text:p>
          </table:table-cell>
          <table:table-cell table:style-name="ce2"/>
        </table:table-row>
        <table:table-row table:style-name="ro1">
          <table:table-cell office:value-type="string" calcext:value-type="string">
            <text:p>2-30-5000-2-5.csp</text:p>
          </table:table-cell>
          <table:table-cell office:value-type="float" office:value="2297.6666667" calcext:value-type="float">
            <text:p>2297,6666667</text:p>
          </table:table-cell>
          <table:table-cell office:value-type="float" office:value="2178.6666667" calcext:value-type="float">
            <text:p>2178,6666667</text:p>
          </table:table-cell>
          <table:table-cell table:style-name="ce6" office:value-type="float" office:value="2275" calcext:value-type="float">
            <text:p>2275,000</text:p>
          </table:table-cell>
          <table:table-cell office:value-type="float" office:value="2275.3333333" calcext:value-type="float">
            <text:p>2275,3333333</text:p>
          </table:table-cell>
          <table:table-cell table:style-name="ce2"/>
        </table:table-row>
        <table:table-row table:style-name="ro1">
          <table:table-cell office:value-type="string" calcext:value-type="string">
            <text:p>20-40-5000-5-6.csp</text:p>
          </table:table-cell>
          <table:table-cell table:number-columns-repeated="2" office:value-type="float" office:value="1000" calcext:value-type="float">
            <text:p>1000</text:p>
          </table:table-cell>
          <table:table-cell table:style-name="ce6" office:value-type="float" office:value="1000" calcext:value-type="float">
            <text:p>1000,000</text:p>
          </table:table-cell>
          <table:table-cell office:value-type="float" office:value="1000" calcext:value-type="float">
            <text:p>1000</text:p>
          </table:table-cell>
          <table:table-cell table:style-name="ce2"/>
        </table:table-row>
        <table:table-row table:style-name="ro1">
          <table:table-cell office:value-type="string" calcext:value-type="string">
            <text:p>4-20-10000-2-6.csp</text:p>
          </table:table-cell>
          <table:table-cell office:value-type="float" office:value="5152" calcext:value-type="float">
            <text:p>5152</text:p>
          </table:table-cell>
          <table:table-cell office:value-type="float" office:value="4980.6666667" calcext:value-type="float">
            <text:p>4980,6666667</text:p>
          </table:table-cell>
          <table:table-cell table:style-name="ce6" office:value-type="float" office:value="5100.3333333" calcext:value-type="float">
            <text:p>5100,333</text:p>
          </table:table-cell>
          <table:table-cell office:value-type="float" office:value="5099" calcext:value-type="float">
            <text:p>5099</text:p>
          </table:table-cell>
          <table:table-cell table:style-name="ce2"/>
        </table:table-row>
        <table:table-row table:style-name="ro1">
          <table:table-cell office:value-type="string" calcext:value-type="string">
            <text:p>2-40-10000-3-2.csp</text:p>
          </table:table-cell>
          <table:table-cell office:value-type="float" office:value="3678.3333333" calcext:value-type="float">
            <text:p>3678,3333333</text:p>
          </table:table-cell>
          <table:table-cell office:value-type="float" office:value="3344.6666667" calcext:value-type="float">
            <text:p>3344,6666667</text:p>
          </table:table-cell>
          <table:table-cell table:style-name="ce6" office:value-type="float" office:value="3588.3333333" calcext:value-type="float">
            <text:p>3588,333</text:p>
          </table:table-cell>
          <table:table-cell office:value-type="float" office:value="3589.6666667" calcext:value-type="float">
            <text:p>3589,6666667</text:p>
          </table:table-cell>
          <table:table-cell table:style-name="ce2"/>
        </table:table-row>
        <table:table-row table:style-name="ro1">
          <table:table-cell office:value-type="string" calcext:value-type="string">
            <text:p>20-30-10000-4-8.csp</text:p>
          </table:table-cell>
          <table:table-cell table:number-columns-repeated="2" office:value-type="float" office:value="2500" calcext:value-type="float">
            <text:p>2500</text:p>
          </table:table-cell>
          <table:table-cell table:style-name="ce6" office:value-type="float" office:value="2500" calcext:value-type="float">
            <text:p>2500,000</text:p>
          </table:table-cell>
          <table:table-cell office:value-type="float" office:value="2500" calcext:value-type="float">
            <text:p>2500</text:p>
          </table:table-cell>
          <table:table-cell table:style-name="ce2"/>
        </table:table-row>
        <table:table-row table:style-name="ro1" table:number-rows-repeated="2">
          <table:table-cell table:number-columns-repeated="6"/>
        </table:table-row>
        <table:table-row table:style-name="ro1" table:number-rows-repeated="21">
          <table:table-cell/>
          <table:table-cell table:style-name="ce5" table:number-columns-repeated="2"/>
          <table:table-cell/>
          <table:table-cell table:style-name="ce5"/>
          <table:table-cell/>
        </table:table-row>
        <table:table-row table:style-name="ro1" table:number-rows-repeated="7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Mcclure Tempo" table:style-name="ta1">
        <table:table-column table:style-name="co5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instância</text:p>
          </table:table-cell>
          <table:table-cell office:value-type="string" calcext:value-type="string">
            <text:p>ils1</text:p>
          </table:table-cell>
          <table:table-cell office:value-type="string" calcext:value-type="string">
            <text:p>ils2</text:p>
          </table:table-cell>
          <table:table-cell office:value-type="string" calcext:value-type="string">
            <text:p>ils3</text:p>
          </table:table-cell>
          <table:table-cell office:value-type="string" calcext:value-type="string">
            <text:p>ils4</text:p>
          </table:table-cell>
        </table:table-row>
        <table:table-row table:style-name="ro1">
          <table:table-cell office:value-type="string" calcext:value-type="string">
            <text:p>McClure-582-20-10-141.csp</text:p>
          </table:table-cell>
          <table:table-cell office:value-type="float" office:value="0.1683167" calcext:value-type="float">
            <text:p>0,1683167</text:p>
          </table:table-cell>
          <table:table-cell office:value-type="float" office:value="0.7270298" calcext:value-type="float">
            <text:p>0,7270298</text:p>
          </table:table-cell>
          <table:table-cell table:style-name="ce1" office:value-type="float" office:value="0.6960941" calcext:value-type="float">
            <text:p>0,6960941</text:p>
          </table:table-cell>
          <table:table-cell office:value-type="float" office:value="0.7377443" calcext:value-type="float">
            <text:p>0,7377443</text:p>
          </table:table-cell>
        </table:table-row>
        <table:table-row table:style-name="ro1">
          <table:table-cell office:value-type="string" calcext:value-type="string">
            <text:p>McClure-582-20-12-141.csp</text:p>
          </table:table-cell>
          <table:table-cell office:value-type="float" office:value="0.2242524" calcext:value-type="float">
            <text:p>0,2242524</text:p>
          </table:table-cell>
          <table:table-cell office:value-type="float" office:value="0.5960839" calcext:value-type="float">
            <text:p>0,5960839</text:p>
          </table:table-cell>
          <table:table-cell office:value-type="float" office:value="0.8021944" calcext:value-type="float">
            <text:p>0,8021944</text:p>
          </table:table-cell>
          <table:table-cell office:value-type="float" office:value="0.7406816" calcext:value-type="float">
            <text:p>0,7406816</text:p>
          </table:table-cell>
        </table:table-row>
        <table:table-row table:style-name="ro1">
          <table:table-cell office:value-type="string" calcext:value-type="string">
            <text:p>McClure-582-20-6-141.csp</text:p>
          </table:table-cell>
          <table:table-cell office:value-type="float" office:value="0.1953785" calcext:value-type="float">
            <text:p>0,1953785</text:p>
          </table:table-cell>
          <table:table-cell office:value-type="float" office:value="0.5100284" calcext:value-type="float">
            <text:p>0,5100284</text:p>
          </table:table-cell>
          <table:table-cell office:value-type="float" office:value="0.6592149" calcext:value-type="float">
            <text:p>0,6592149</text:p>
          </table:table-cell>
          <table:table-cell office:value-type="float" office:value="0.7097359" calcext:value-type="float">
            <text:p>0,7097359</text:p>
          </table:table-cell>
        </table:table-row>
        <table:table-row table:style-name="ro1">
          <table:table-cell office:value-type="string" calcext:value-type="string">
            <text:p>McClure-586-20-10-98.csp</text:p>
          </table:table-cell>
          <table:table-cell office:value-type="float" office:value="0.1134596" calcext:value-type="float">
            <text:p>0,1134596</text:p>
          </table:table-cell>
          <table:table-cell office:value-type="float" office:value="0.4412381" calcext:value-type="float">
            <text:p>0,4412381</text:p>
          </table:table-cell>
          <table:table-cell office:value-type="float" office:value="0.4366631" calcext:value-type="float">
            <text:p>0,4366631</text:p>
          </table:table-cell>
          <table:table-cell office:value-type="float" office:value="0.4010897" calcext:value-type="float">
            <text:p>0,4010897</text:p>
          </table:table-cell>
        </table:table-row>
        <table:table-row table:style-name="ro1">
          <table:table-cell office:value-type="string" calcext:value-type="string">
            <text:p>McClure-586-20-12-98.csp</text:p>
          </table:table-cell>
          <table:table-cell office:value-type="float" office:value="0.1364169" calcext:value-type="float">
            <text:p>0,1364169</text:p>
          </table:table-cell>
          <table:table-cell office:value-type="float" office:value="0.391355" calcext:value-type="float">
            <text:p>0,391355</text:p>
          </table:table-cell>
          <table:table-cell office:value-type="float" office:value="0.3961606" calcext:value-type="float">
            <text:p>0,3961606</text:p>
          </table:table-cell>
          <table:table-cell office:value-type="float" office:value="0.3982533" calcext:value-type="float">
            <text:p>0,3982533</text:p>
          </table:table-cell>
        </table:table-row>
        <table:table-row table:style-name="ro1">
          <table:table-cell office:value-type="string" calcext:value-type="string">
            <text:p>McClure-586-20-6-100.csp</text:p>
          </table:table-cell>
          <table:table-cell office:value-type="float" office:value="0.1292943" calcext:value-type="float">
            <text:p>0,1292943</text:p>
          </table:table-cell>
          <table:table-cell office:value-type="float" office:value="0.4195519" calcext:value-type="float">
            <text:p>0,4195519</text:p>
          </table:table-cell>
          <table:table-cell office:value-type="float" office:value="0.4256844" calcext:value-type="float">
            <text:p>0,4256844</text:p>
          </table:table-cell>
          <table:table-cell office:value-type="float" office:value="0.4166404" calcext:value-type="float">
            <text:p>0,4166404</text:p>
          </table:table-cell>
        </table:table-row>
      </table:table>
      <table:table table:name="Hufsky-Tempo" table:style-name="ta1">
        <table:table-column table:style-name="co6" table:default-cell-style-name="ce2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instância</text:p>
          </table:table-cell>
          <table:table-cell table:style-name="ce2" office:value-type="string" calcext:value-type="string">
            <text:p>ils1</text:p>
          </table:table-cell>
          <table:table-cell table:style-name="ce2" office:value-type="string" calcext:value-type="string">
            <text:p>ils2</text:p>
          </table:table-cell>
          <table:table-cell table:style-name="ce2" office:value-type="string" calcext:value-type="string">
            <text:p>ils3</text:p>
          </table:table-cell>
          <table:table-cell table:style-name="ce2" office:value-type="string" calcext:value-type="string">
            <text:p>ils4</text:p>
          </table:table-cell>
        </table:table-row>
        <table:table-row table:style-name="ro1">
          <table:table-cell office:value-type="string" calcext:value-type="string">
            <text:p>Hufsky-30-250-0.csp</text:p>
          </table:table-cell>
          <table:table-cell office:value-type="float" office:value="0.3017282" calcext:value-type="float">
            <text:p>0,3017282</text:p>
          </table:table-cell>
          <table:table-cell office:value-type="float" office:value="0.9571239" calcext:value-type="float">
            <text:p>0,9571239</text:p>
          </table:table-cell>
          <table:table-cell office:value-type="float" office:value="0.9797029" calcext:value-type="float">
            <text:p>0,9797029</text:p>
          </table:table-cell>
          <table:table-cell office:value-type="float" office:value="0.98826" calcext:value-type="float">
            <text:p>0,98826</text:p>
          </table:table-cell>
        </table:table-row>
        <table:table-row table:style-name="ro1">
          <table:table-cell office:value-type="string" calcext:value-type="string">
            <text:p>Hufsky-50-250-12.csp</text:p>
          </table:table-cell>
          <table:table-cell office:value-type="float" office:value="0.3556066" calcext:value-type="float">
            <text:p>0,3556066</text:p>
          </table:table-cell>
          <table:table-cell office:value-type="float" office:value="1.1530398" calcext:value-type="float">
            <text:p>1,1530398</text:p>
          </table:table-cell>
          <table:table-cell office:value-type="float" office:value="1.1638598" calcext:value-type="float">
            <text:p>1,1638598</text:p>
          </table:table-cell>
          <table:table-cell office:value-type="float" office:value="1.1731155" calcext:value-type="float">
            <text:p>1,1731155</text:p>
          </table:table-cell>
        </table:table-row>
        <table:table-row table:style-name="ro1">
          <table:table-cell office:value-type="string" calcext:value-type="string">
            <text:p>Hufsky-40-250-25.csp</text:p>
          </table:table-cell>
          <table:table-cell office:value-type="float" office:value="0.3233834" calcext:value-type="float">
            <text:p>0,3233834</text:p>
          </table:table-cell>
          <table:table-cell office:value-type="float" office:value="1.0352402" calcext:value-type="float">
            <text:p>1,0352402</text:p>
          </table:table-cell>
          <table:table-cell office:value-type="float" office:value="1.0581029" calcext:value-type="float">
            <text:p>1,0581029</text:p>
          </table:table-cell>
          <table:table-cell office:value-type="float" office:value="1.0482474" calcext:value-type="float">
            <text:p>1,0482474</text:p>
          </table:table-cell>
        </table:table-row>
        <table:table-row table:style-name="ro1">
          <table:table-cell office:value-type="string" calcext:value-type="string">
            <text:p>Hufsky-40-300-1.csp</text:p>
          </table:table-cell>
          <table:table-cell office:value-type="float" office:value="0.401173" calcext:value-type="float">
            <text:p>0,401173</text:p>
          </table:table-cell>
          <table:table-cell office:value-type="float" office:value="1.2309708" calcext:value-type="float">
            <text:p>1,2309708</text:p>
          </table:table-cell>
          <table:table-cell office:value-type="float" office:value="1.2816911" calcext:value-type="float">
            <text:p>1,2816911</text:p>
          </table:table-cell>
          <table:table-cell office:value-type="float" office:value="1.2759129" calcext:value-type="float">
            <text:p>1,2759129</text:p>
          </table:table-cell>
        </table:table-row>
        <table:table-row table:style-name="ro1">
          <table:table-cell office:value-type="string" calcext:value-type="string">
            <text:p>Hufsky-30-300-16.csp</text:p>
          </table:table-cell>
          <table:table-cell office:value-type="float" office:value="0.3633931" calcext:value-type="float">
            <text:p>0,3633931</text:p>
          </table:table-cell>
          <table:table-cell office:value-type="float" office:value="1.159275" calcext:value-type="float">
            <text:p>1,159275</text:p>
          </table:table-cell>
          <table:table-cell office:value-type="float" office:value="1.1818844" calcext:value-type="float">
            <text:p>1,1818844</text:p>
          </table:table-cell>
          <table:table-cell office:value-type="float" office:value="1.1999242" calcext:value-type="float">
            <text:p>1,1999242</text:p>
          </table:table-cell>
        </table:table-row>
        <table:table-row table:style-name="ro1">
          <table:table-cell office:value-type="string" calcext:value-type="string">
            <text:p>Hufsky-30-300-35.csp</text:p>
          </table:table-cell>
          <table:table-cell office:value-type="float" office:value="0.3607466" calcext:value-type="float">
            <text:p>0,3607466</text:p>
          </table:table-cell>
          <table:table-cell office:value-type="float" office:value="1.1511153" calcext:value-type="float">
            <text:p>1,1511153</text:p>
          </table:table-cell>
          <table:table-cell office:value-type="float" office:value="1.1847542" calcext:value-type="float">
            <text:p>1,1847542</text:p>
          </table:table-cell>
          <table:table-cell office:value-type="float" office:value="1.1767374" calcext:value-type="float">
            <text:p>1,1767374</text:p>
          </table:table-cell>
        </table:table-row>
        <table:table-row table:style-name="ro1">
          <table:table-cell office:value-type="string" calcext:value-type="string">
            <text:p>Hufsky-30-350-28.csp</text:p>
          </table:table-cell>
          <table:table-cell office:value-type="float" office:value="0.4340814" calcext:value-type="float">
            <text:p>0,4340814</text:p>
          </table:table-cell>
          <table:table-cell office:value-type="float" office:value="1.354591" calcext:value-type="float">
            <text:p>1,354591</text:p>
          </table:table-cell>
          <table:table-cell office:value-type="float" office:value="1.3771626" calcext:value-type="float">
            <text:p>1,3771626</text:p>
          </table:table-cell>
          <table:table-cell office:value-type="float" office:value="1.3742904" calcext:value-type="float">
            <text:p>1,3742904</text:p>
          </table:table-cell>
        </table:table-row>
        <table:table-row table:style-name="ro1">
          <table:table-cell office:value-type="string" calcext:value-type="string">
            <text:p>Hufsky-40-350-4.csp</text:p>
          </table:table-cell>
          <table:table-cell office:value-type="float" office:value="0.4519801" calcext:value-type="float">
            <text:p>0,4519801</text:p>
          </table:table-cell>
          <table:table-cell office:value-type="float" office:value="1.4424213" calcext:value-type="float">
            <text:p>1,4424213</text:p>
          </table:table-cell>
          <table:table-cell office:value-type="float" office:value="1.4729192" calcext:value-type="float">
            <text:p>1,4729192</text:p>
          </table:table-cell>
          <table:table-cell office:value-type="float" office:value="1.467752" calcext:value-type="float">
            <text:p>1,467752</text:p>
          </table:table-cell>
        </table:table-row>
        <table:table-row table:style-name="ro1">
          <table:table-cell office:value-type="string" calcext:value-type="string">
            <text:p>Hufsky-50-350-33.csp</text:p>
          </table:table-cell>
          <table:table-cell office:value-type="float" office:value="0.4961953" calcext:value-type="float">
            <text:p>0,4961953</text:p>
          </table:table-cell>
          <table:table-cell office:value-type="float" office:value="1.607041" calcext:value-type="float">
            <text:p>1,607041</text:p>
          </table:table-cell>
          <table:table-cell office:value-type="float" office:value="1.6381127" calcext:value-type="float">
            <text:p>1,6381127</text:p>
          </table:table-cell>
          <table:table-cell office:value-type="float" office:value="1.6399103" calcext:value-type="float">
            <text:p>1,6399103</text:p>
          </table:table-cell>
        </table:table-row>
        <table:table-row table:style-name="ro1">
          <table:table-cell office:value-type="string" calcext:value-type="string">
            <text:p>Hufsky-50-400-2.csp</text:p>
          </table:table-cell>
          <table:table-cell office:value-type="float" office:value="0.5866695" calcext:value-type="float">
            <text:p>0,5866695</text:p>
          </table:table-cell>
          <table:table-cell office:value-type="float" office:value="1.8326568" calcext:value-type="float">
            <text:p>1,8326568</text:p>
          </table:table-cell>
          <table:table-cell office:value-type="float" office:value="1.8673882" calcext:value-type="float">
            <text:p>1,8673882</text:p>
          </table:table-cell>
          <table:table-cell office:value-type="float" office:value="1.8769658" calcext:value-type="float">
            <text:p>1,8769658</text:p>
          </table:table-cell>
        </table:table-row>
        <table:table-row table:style-name="ro1">
          <table:table-cell office:value-type="string" calcext:value-type="string">
            <text:p>Hufsky-30-400-24.csp</text:p>
          </table:table-cell>
          <table:table-cell office:value-type="float" office:value="0.4905159" calcext:value-type="float">
            <text:p>0,4905159</text:p>
          </table:table-cell>
          <table:table-cell office:value-type="float" office:value="1.5469891" calcext:value-type="float">
            <text:p>1,5469891</text:p>
          </table:table-cell>
          <table:table-cell office:value-type="float" office:value="1.5717032" calcext:value-type="float">
            <text:p>1,5717032</text:p>
          </table:table-cell>
          <table:table-cell office:value-type="float" office:value="1.5843602" calcext:value-type="float">
            <text:p>1,5843602</text:p>
          </table:table-cell>
        </table:table-row>
        <table:table-row table:style-name="ro1">
          <table:table-cell office:value-type="string" calcext:value-type="string">
            <text:p>Hufsky-20-400-19.csp</text:p>
          </table:table-cell>
          <table:table-cell office:value-type="float" office:value="0.421523" calcext:value-type="float">
            <text:p>0,421523</text:p>
          </table:table-cell>
          <table:table-cell office:value-type="float" office:value="1.3315531" calcext:value-type="float">
            <text:p>1,3315531</text:p>
          </table:table-cell>
          <table:table-cell office:value-type="float" office:value="1.3731403" calcext:value-type="float">
            <text:p>1,3731403</text:p>
          </table:table-cell>
          <table:table-cell office:value-type="float" office:value="1.3707236" calcext:value-type="float">
            <text:p>1,3707236</text:p>
          </table:table-cell>
        </table:table-row>
        <table:table-row table:style-name="ro1">
          <table:table-cell office:value-type="string" calcext:value-type="string">
            <text:p>Hufsky-40-450-7.csp</text:p>
          </table:table-cell>
          <table:table-cell office:value-type="float" office:value="0.5903293" calcext:value-type="float">
            <text:p>0,5903293</text:p>
          </table:table-cell>
          <table:table-cell office:value-type="float" office:value="1.8676401" calcext:value-type="float">
            <text:p>1,8676401</text:p>
          </table:table-cell>
          <table:table-cell office:value-type="float" office:value="1.8973861" calcext:value-type="float">
            <text:p>1,8973861</text:p>
          </table:table-cell>
          <table:table-cell office:value-type="float" office:value="1.9016295" calcext:value-type="float">
            <text:p>1,9016295</text:p>
          </table:table-cell>
        </table:table-row>
        <table:table-row table:style-name="ro1">
          <table:table-cell office:value-type="string" calcext:value-type="string">
            <text:p>Hufsky-20-450-3.csp</text:p>
          </table:table-cell>
          <table:table-cell office:value-type="float" office:value="0.4974275" calcext:value-type="float">
            <text:p>0,4974275</text:p>
          </table:table-cell>
          <table:table-cell office:value-type="float" office:value="1.5195491" calcext:value-type="float">
            <text:p>1,5195491</text:p>
          </table:table-cell>
          <table:table-cell office:value-type="float" office:value="1.5744058" calcext:value-type="float">
            <text:p>1,5744058</text:p>
          </table:table-cell>
          <table:table-cell office:value-type="float" office:value="1.5626015" calcext:value-type="float">
            <text:p>1,5626015</text:p>
          </table:table-cell>
        </table:table-row>
        <table:table-row table:style-name="ro1">
          <table:table-cell office:value-type="string" calcext:value-type="string">
            <text:p>Hufsky-30-450-4.csp</text:p>
          </table:table-cell>
          <table:table-cell office:value-type="float" office:value="0.5617291" calcext:value-type="float">
            <text:p>0,5617291</text:p>
          </table:table-cell>
          <table:table-cell office:value-type="float" office:value="1.7488795" calcext:value-type="float">
            <text:p>1,7488795</text:p>
          </table:table-cell>
          <table:table-cell office:value-type="float" office:value="1.774026" calcext:value-type="float">
            <text:p>1,774026</text:p>
          </table:table-cell>
          <table:table-cell office:value-type="float" office:value="1.7869172" calcext:value-type="float">
            <text:p>1,7869172</text:p>
          </table:table-cell>
        </table:table-row>
        <table:table-row table:style-name="ro1">
          <table:table-cell office:value-type="string" calcext:value-type="string">
            <text:p>Hufsky-30-500-25.csp</text:p>
          </table:table-cell>
          <table:table-cell office:value-type="float" office:value="0.9980077" calcext:value-type="float">
            <text:p>0,9980077</text:p>
          </table:table-cell>
          <table:table-cell office:value-type="float" office:value="1.9772462" calcext:value-type="float">
            <text:p>1,9772462</text:p>
          </table:table-cell>
          <table:table-cell office:value-type="float" office:value="2.3502975" calcext:value-type="float">
            <text:p>2,3502975</text:p>
          </table:table-cell>
          <table:table-cell office:value-type="float" office:value="2.2116359" calcext:value-type="float">
            <text:p>2,2116359</text:p>
          </table:table-cell>
        </table:table-row>
        <table:table-row table:style-name="ro1">
          <table:table-cell office:value-type="string" calcext:value-type="string">
            <text:p>Hufsky-50-500-12.csp</text:p>
          </table:table-cell>
          <table:table-cell office:value-type="float" office:value="0.7167379" calcext:value-type="float">
            <text:p>0,7167379</text:p>
          </table:table-cell>
          <table:table-cell office:value-type="float" office:value="2.2994829" calcext:value-type="float">
            <text:p>2,2994829</text:p>
          </table:table-cell>
          <table:table-cell office:value-type="float" office:value="2.356563" calcext:value-type="float">
            <text:p>2,356563</text:p>
          </table:table-cell>
          <table:table-cell office:value-type="float" office:value="2.3740874" calcext:value-type="float">
            <text:p>2,3740874</text:p>
          </table:table-cell>
        </table:table-row>
        <table:table-row table:style-name="ro1">
          <table:table-cell office:value-type="string" calcext:value-type="string">
            <text:p>Hufsky-40-500-20.csp</text:p>
          </table:table-cell>
          <table:table-cell office:value-type="float" office:value="0.6577525" calcext:value-type="float">
            <text:p>0,6577525</text:p>
          </table:table-cell>
          <table:table-cell office:value-type="float" office:value="2.1240671" calcext:value-type="float">
            <text:p>2,1240671</text:p>
          </table:table-cell>
          <table:table-cell office:value-type="float" office:value="2.1269353" calcext:value-type="float">
            <text:p>2,1269353</text:p>
          </table:table-cell>
          <table:table-cell office:value-type="float" office:value="2.1876092" calcext:value-type="float">
            <text:p>2,1876092</text:p>
          </table:table-cell>
        </table:table-row>
      </table:table>
      <table:table table:name="Chimani-Tempo" table:style-name="ta1">
        <table:table-column table:style-name="co7" table:default-cell-style-name="ce2"/>
        <table:table-column table:style-name="co2" table:number-columns-repeated="2" table:default-cell-style-name="ce2"/>
        <table:table-column table:style-name="co2" table:default-cell-style-name="ce6"/>
        <table:table-column table:style-name="co2" table:default-cell-style-name="ce2"/>
        <table:table-row table:style-name="ro1">
          <table:table-cell office:value-type="string" calcext:value-type="string">
            <text:p>instância</text:p>
          </table:table-cell>
          <table:table-cell office:value-type="string" calcext:value-type="string">
            <text:p>ils1</text:p>
          </table:table-cell>
          <table:table-cell office:value-type="string" calcext:value-type="string">
            <text:p>ils2</text:p>
          </table:table-cell>
          <table:table-cell table:style-name="ce2" office:value-type="string" calcext:value-type="string">
            <text:p>ils3</text:p>
          </table:table-cell>
          <table:table-cell office:value-type="string" calcext:value-type="string">
            <text:p>ils4</text:p>
          </table:table-cell>
        </table:table-row>
        <table:table-row table:style-name="ro1">
          <table:table-cell office:value-type="string" calcext:value-type="string">
            <text:p>20-50-250-3-5.csp</text:p>
          </table:table-cell>
          <table:table-cell office:value-type="float" office:value="0.3661275" calcext:value-type="float">
            <text:p>0,3661275</text:p>
          </table:table-cell>
          <table:table-cell office:value-type="float" office:value="1.1828335" calcext:value-type="float">
            <text:p>1,1828335</text:p>
          </table:table-cell>
          <table:table-cell office:value-type="float" office:value="1.2138519" calcext:value-type="float">
            <text:p>1,214</text:p>
          </table:table-cell>
          <table:table-cell office:value-type="float" office:value="1.2133131" calcext:value-type="float">
            <text:p>1,2133131</text:p>
          </table:table-cell>
        </table:table-row>
        <table:table-row table:style-name="ro1">
          <table:table-cell office:value-type="string" calcext:value-type="string">
            <text:p>2-50-250-5-7.csp</text:p>
          </table:table-cell>
          <table:table-cell office:value-type="float" office:value="0.3649707" calcext:value-type="float">
            <text:p>0,3649707</text:p>
          </table:table-cell>
          <table:table-cell office:value-type="float" office:value="1.1681084" calcext:value-type="float">
            <text:p>1,1681084</text:p>
          </table:table-cell>
          <table:table-cell office:value-type="float" office:value="1.1973439" calcext:value-type="float">
            <text:p>1,197</text:p>
          </table:table-cell>
          <table:table-cell office:value-type="float" office:value="1.1961843" calcext:value-type="float">
            <text:p>1,1961843</text:p>
          </table:table-cell>
        </table:table-row>
        <table:table-row table:style-name="ro1">
          <table:table-cell office:value-type="string" calcext:value-type="string">
            <text:p>2-30-250-2-5.csp</text:p>
          </table:table-cell>
          <table:table-cell office:value-type="float" office:value="0.467199" calcext:value-type="float">
            <text:p>0,467199</text:p>
          </table:table-cell>
          <table:table-cell office:value-type="float" office:value="1.2705096" calcext:value-type="float">
            <text:p>1,2705096</text:p>
          </table:table-cell>
          <table:table-cell office:value-type="float" office:value="1.6275373" calcext:value-type="float">
            <text:p>1,628</text:p>
          </table:table-cell>
          <table:table-cell office:value-type="float" office:value="1.6871994" calcext:value-type="float">
            <text:p>1,6871994</text:p>
          </table:table-cell>
        </table:table-row>
        <table:table-row table:style-name="ro1">
          <table:table-cell office:value-type="string" calcext:value-type="string">
            <text:p>2-50-500-5-8.csp</text:p>
          </table:table-cell>
          <table:table-cell office:value-type="float" office:value="0.7542652" calcext:value-type="float">
            <text:p>0,7542652</text:p>
          </table:table-cell>
          <table:table-cell office:value-type="float" office:value="2.3495524" calcext:value-type="float">
            <text:p>2,3495524</text:p>
          </table:table-cell>
          <table:table-cell office:value-type="float" office:value="2.4210807" calcext:value-type="float">
            <text:p>2,421</text:p>
          </table:table-cell>
          <table:table-cell office:value-type="float" office:value="2.4403514" calcext:value-type="float">
            <text:p>2,4403514</text:p>
          </table:table-cell>
        </table:table-row>
        <table:table-row table:style-name="ro1">
          <table:table-cell office:value-type="string" calcext:value-type="string">
            <text:p>2-10-500-3-5.csp</text:p>
          </table:table-cell>
          <table:table-cell office:value-type="float" office:value="0.720844" calcext:value-type="float">
            <text:p>0,720844</text:p>
          </table:table-cell>
          <table:table-cell office:value-type="float" office:value="2.3609401" calcext:value-type="float">
            <text:p>2,3609401</text:p>
          </table:table-cell>
          <table:table-cell office:value-type="float" office:value="2.6328833" calcext:value-type="float">
            <text:p>2,633</text:p>
          </table:table-cell>
          <table:table-cell office:value-type="float" office:value="3.7646297" calcext:value-type="float">
            <text:p>3,7646297</text:p>
          </table:table-cell>
        </table:table-row>
        <table:table-row table:style-name="ro1">
          <table:table-cell office:value-type="string" calcext:value-type="string">
            <text:p>4-20-500-1-5.csp</text:p>
          </table:table-cell>
          <table:table-cell office:value-type="float" office:value="0.9718775" calcext:value-type="float">
            <text:p>0,9718775</text:p>
          </table:table-cell>
          <table:table-cell office:value-type="float" office:value="3.3554796" calcext:value-type="float">
            <text:p>3,3554796</text:p>
          </table:table-cell>
          <table:table-cell office:value-type="float" office:value="2.1242917" calcext:value-type="float">
            <text:p>2,124</text:p>
          </table:table-cell>
          <table:table-cell office:value-type="float" office:value="2.4610513" calcext:value-type="float">
            <text:p>2,4610513</text:p>
          </table:table-cell>
        </table:table-row>
        <table:table-row table:style-name="ro1">
          <table:table-cell office:value-type="string" calcext:value-type="string">
            <text:p>2-30-750-4-5.csp</text:p>
          </table:table-cell>
          <table:table-cell office:value-type="float" office:value="1.5706579" calcext:value-type="float">
            <text:p>1,5706579</text:p>
          </table:table-cell>
          <table:table-cell office:value-type="float" office:value="3.0873925" calcext:value-type="float">
            <text:p>3,0873925</text:p>
          </table:table-cell>
          <table:table-cell office:value-type="float" office:value="4.2137674" calcext:value-type="float">
            <text:p>4,214</text:p>
          </table:table-cell>
          <table:table-cell office:value-type="float" office:value="4.4771006" calcext:value-type="float">
            <text:p>4,4771006</text:p>
          </table:table-cell>
        </table:table-row>
        <table:table-row table:style-name="ro1">
          <table:table-cell office:value-type="string" calcext:value-type="string">
            <text:p>4-10-750-2-8.csp</text:p>
          </table:table-cell>
          <table:table-cell office:value-type="float" office:value="1.1870004" calcext:value-type="float">
            <text:p>1,1870004</text:p>
          </table:table-cell>
          <table:table-cell office:value-type="float" office:value="4.5670134" calcext:value-type="float">
            <text:p>4,5670134</text:p>
          </table:table-cell>
          <table:table-cell office:value-type="float" office:value="3.8244966" calcext:value-type="float">
            <text:p>3,824</text:p>
          </table:table-cell>
          <table:table-cell office:value-type="float" office:value="4.0408979" calcext:value-type="float">
            <text:p>4,0408979</text:p>
          </table:table-cell>
        </table:table-row>
        <table:table-row table:style-name="ro1">
          <table:table-cell office:value-type="string" calcext:value-type="string">
            <text:p>20-30-750-3-0.csp</text:p>
          </table:table-cell>
          <table:table-cell office:value-type="float" office:value="0.9593597" calcext:value-type="float">
            <text:p>0,9593597</text:p>
          </table:table-cell>
          <table:table-cell office:value-type="float" office:value="3.1251354" calcext:value-type="float">
            <text:p>3,1251354</text:p>
          </table:table-cell>
          <table:table-cell office:value-type="float" office:value="3.1795527" calcext:value-type="float">
            <text:p>3,180</text:p>
          </table:table-cell>
          <table:table-cell office:value-type="float" office:value="3.1821912" calcext:value-type="float">
            <text:p>3,1821912</text:p>
          </table:table-cell>
        </table:table-row>
        <table:table-row table:style-name="ro1">
          <table:table-cell office:value-type="string" calcext:value-type="string">
            <text:p>20-50-1000-4-9.csp</text:p>
          </table:table-cell>
          <table:table-cell office:value-type="float" office:value="1.4873883" calcext:value-type="float">
            <text:p>1,4873883</text:p>
          </table:table-cell>
          <table:table-cell office:value-type="float" office:value="4.8241718" calcext:value-type="float">
            <text:p>4,8241718</text:p>
          </table:table-cell>
          <table:table-cell office:value-type="float" office:value="4.948383" calcext:value-type="float">
            <text:p>4,948</text:p>
          </table:table-cell>
          <table:table-cell office:value-type="float" office:value="4.9176634" calcext:value-type="float">
            <text:p>4,9176634</text:p>
          </table:table-cell>
        </table:table-row>
        <table:table-row table:style-name="ro1">
          <table:table-cell office:value-type="string" calcext:value-type="string">
            <text:p>4-50-1000-4-4.csp</text:p>
          </table:table-cell>
          <table:table-cell office:value-type="float" office:value="1.497133" calcext:value-type="float">
            <text:p>1,497133</text:p>
          </table:table-cell>
          <table:table-cell office:value-type="float" office:value="4.9207485" calcext:value-type="float">
            <text:p>4,9207485</text:p>
          </table:table-cell>
          <table:table-cell office:value-type="float" office:value="4.9661728" calcext:value-type="float">
            <text:p>4,966</text:p>
          </table:table-cell>
          <table:table-cell office:value-type="float" office:value="4.9467842" calcext:value-type="float">
            <text:p>4,9467842</text:p>
          </table:table-cell>
        </table:table-row>
        <table:table-row table:style-name="ro1">
          <table:table-cell office:value-type="string" calcext:value-type="string">
            <text:p>4-20-1000-2-4.csp</text:p>
          </table:table-cell>
          <table:table-cell office:value-type="float" office:value="1.7629049" calcext:value-type="float">
            <text:p>1,7629049</text:p>
          </table:table-cell>
          <table:table-cell office:value-type="float" office:value="5.6189571" calcext:value-type="float">
            <text:p>5,6189571</text:p>
          </table:table-cell>
          <table:table-cell office:value-type="float" office:value="5.9669946" calcext:value-type="float">
            <text:p>5,967</text:p>
          </table:table-cell>
          <table:table-cell office:value-type="float" office:value="7.1264287" calcext:value-type="float">
            <text:p>7,1264287</text:p>
          </table:table-cell>
        </table:table-row>
        <table:table-row table:style-name="ro1">
          <table:table-cell office:value-type="string" calcext:value-type="string">
            <text:p>4-40-2000-2-2.csp</text:p>
          </table:table-cell>
          <table:table-cell office:value-type="float" office:value="3.5360809" calcext:value-type="float">
            <text:p>3,5360809</text:p>
          </table:table-cell>
          <table:table-cell office:value-type="float" office:value="11.1577528" calcext:value-type="float">
            <text:p>11,1577528</text:p>
          </table:table-cell>
          <table:table-cell office:value-type="float" office:value="11.8596323" calcext:value-type="float">
            <text:p>11,860</text:p>
          </table:table-cell>
          <table:table-cell office:value-type="float" office:value="11.2637181" calcext:value-type="float">
            <text:p>11,2637181</text:p>
          </table:table-cell>
        </table:table-row>
        <table:table-row table:style-name="ro1">
          <table:table-cell office:value-type="string" calcext:value-type="string">
            <text:p>4-40-2000-5-0.csp</text:p>
          </table:table-cell>
          <table:table-cell office:value-type="float" office:value="2.787055" calcext:value-type="float">
            <text:p>2,787055</text:p>
          </table:table-cell>
          <table:table-cell office:value-type="float" office:value="9.0166348" calcext:value-type="float">
            <text:p>9,0166348</text:p>
          </table:table-cell>
          <table:table-cell office:value-type="float" office:value="9.2331245" calcext:value-type="float">
            <text:p>9,233</text:p>
          </table:table-cell>
          <table:table-cell office:value-type="float" office:value="9.2430652" calcext:value-type="float">
            <text:p>9,2430652</text:p>
          </table:table-cell>
        </table:table-row>
        <table:table-row table:style-name="ro1">
          <table:table-cell office:value-type="string" calcext:value-type="string">
            <text:p>4-40-2000-5-1.csp</text:p>
          </table:table-cell>
          <table:table-cell office:value-type="float" office:value="2.7885469" calcext:value-type="float">
            <text:p>2,7885469</text:p>
          </table:table-cell>
          <table:table-cell office:value-type="float" office:value="8.9915192" calcext:value-type="float">
            <text:p>8,9915192</text:p>
          </table:table-cell>
          <table:table-cell office:value-type="float" office:value="9.2328707" calcext:value-type="float">
            <text:p>9,233</text:p>
          </table:table-cell>
          <table:table-cell office:value-type="float" office:value="9.2331401" calcext:value-type="float">
            <text:p>9,2331401</text:p>
          </table:table-cell>
        </table:table-row>
        <table:table-row table:style-name="ro1">
          <table:table-cell office:value-type="string" calcext:value-type="string">
            <text:p>2-50-5000-4-5.csp</text:p>
          </table:table-cell>
          <table:table-cell office:value-type="float" office:value="13.0917307" calcext:value-type="float">
            <text:p>13,0917307</text:p>
          </table:table-cell>
          <table:table-cell office:value-type="float" office:value="26.3418982" calcext:value-type="float">
            <text:p>26,3418982</text:p>
          </table:table-cell>
          <table:table-cell office:value-type="float" office:value="41.295921" calcext:value-type="float">
            <text:p>41,296</text:p>
          </table:table-cell>
          <table:table-cell office:value-type="float" office:value="55.2414392" calcext:value-type="float">
            <text:p>55,2414392</text:p>
          </table:table-cell>
        </table:table-row>
        <table:table-row table:style-name="ro1">
          <table:table-cell office:value-type="string" calcext:value-type="string">
            <text:p>2-30-5000-2-5.csp</text:p>
          </table:table-cell>
          <table:table-cell office:value-type="float" office:value="11.7723529" calcext:value-type="float">
            <text:p>11,7723529</text:p>
          </table:table-cell>
          <table:table-cell office:value-type="float" office:value="49.3450932" calcext:value-type="float">
            <text:p>49,3450932</text:p>
          </table:table-cell>
          <table:table-cell office:value-type="float" office:value="37.9999981" calcext:value-type="float">
            <text:p>38,000</text:p>
          </table:table-cell>
          <table:table-cell office:value-type="float" office:value="39.3642855" calcext:value-type="float">
            <text:p>39,3642855</text:p>
          </table:table-cell>
        </table:table-row>
        <table:table-row table:style-name="ro1">
          <table:table-cell office:value-type="string" calcext:value-type="string">
            <text:p>20-40-5000-5-6.csp</text:p>
          </table:table-cell>
          <table:table-cell office:value-type="float" office:value="7.2138023" calcext:value-type="float">
            <text:p>7,2138023</text:p>
          </table:table-cell>
          <table:table-cell office:value-type="float" office:value="23.2728669" calcext:value-type="float">
            <text:p>23,2728669</text:p>
          </table:table-cell>
          <table:table-cell office:value-type="float" office:value="23.9365053" calcext:value-type="float">
            <text:p>23,937</text:p>
          </table:table-cell>
          <table:table-cell office:value-type="float" office:value="23.9611738" calcext:value-type="float">
            <text:p>23,9611738</text:p>
          </table:table-cell>
        </table:table-row>
        <table:table-row table:style-name="ro1">
          <table:table-cell office:value-type="string" calcext:value-type="string">
            <text:p>4-20-10000-2-6.csp</text:p>
          </table:table-cell>
          <table:table-cell office:value-type="float" office:value="20.9722594" calcext:value-type="float">
            <text:p>20,9722594</text:p>
          </table:table-cell>
          <table:table-cell office:value-type="float" office:value="66.5595695" calcext:value-type="float">
            <text:p>66,5595695</text:p>
          </table:table-cell>
          <table:table-cell office:value-type="float" office:value="61.7048403" calcext:value-type="float">
            <text:p>61,705</text:p>
          </table:table-cell>
          <table:table-cell office:value-type="float" office:value="65.608297" calcext:value-type="float">
            <text:p>65,608297</text:p>
          </table:table-cell>
        </table:table-row>
        <table:table-row table:style-name="ro1">
          <table:table-cell office:value-type="string" calcext:value-type="string">
            <text:p>2-40-10000-3-2.csp</text:p>
          </table:table-cell>
          <table:table-cell office:value-type="float" office:value="26.9323438" calcext:value-type="float">
            <text:p>26,9323438</text:p>
          </table:table-cell>
          <table:table-cell office:value-type="float" office:value="93.8815302" calcext:value-type="float">
            <text:p>93,8815302</text:p>
          </table:table-cell>
          <table:table-cell office:value-type="float" office:value="109.6736691" calcext:value-type="float">
            <text:p>109,674</text:p>
          </table:table-cell>
          <table:table-cell office:value-type="float" office:value="68.6704955" calcext:value-type="float">
            <text:p>68,6704955</text:p>
          </table:table-cell>
        </table:table-row>
        <table:table-row table:style-name="ro1">
          <table:table-cell office:value-type="string" calcext:value-type="string">
            <text:p>20-30-10000-4-8.csp</text:p>
          </table:table-cell>
          <table:table-cell office:value-type="float" office:value="13.9987764" calcext:value-type="float">
            <text:p>13,9987764</text:p>
          </table:table-cell>
          <table:table-cell office:value-type="float" office:value="45.136581" calcext:value-type="float">
            <text:p>45,136581</text:p>
          </table:table-cell>
          <table:table-cell office:value-type="float" office:value="46.4130714" calcext:value-type="float">
            <text:p>46,413</text:p>
          </table:table-cell>
          <table:table-cell office:value-type="float" office:value="46.3554583" calcext:value-type="float">
            <text:p>46,35545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9">
      <number:number number:decimal-places="6" number:min-decimal-places="6" number:min-integer-digits="1"/>
    </number:number-style>
    <number:number-style style:name="N110">
      <number:number number:decimal-places="7" number:min-decimal-places="7" number:min-integer-digits="1"/>
    </number:number-style>
    <number:number-style style:name="N111">
      <number:number number:decimal-places="8" number:min-decimal-places="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8">00/00/0000</text:date>, <text:time style:data-style-name="N2" text:time-value="15:53:18.20985184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4T13:19:38.953137632</meta:creation-date>
    <dc:date>2022-04-18T16:11:01.253181010</dc:date>
    <meta:editing-duration>PT55M15S</meta:editing-duration>
    <meta:editing-cycles>8</meta:editing-cycles>
    <meta:generator>LibreOffice/7.2.5.2.0$Linux_X86_64 LibreOffice_project/20$Build-2</meta:generator>
    <meta:document-statistic meta:table-count="6" meta:cell-count="480" meta:object-count="0"/>
  </office:meta>
</office:document-meta>
</file>